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int_number</text:p>
          </table:table-cell>
          <table:table-cell office:value-type="string" calcext:value-type="string">
            <text:p>point_code</text:p>
          </table:table-cell>
          <table:table-cell/>
          <table:table-cell office:value-type="string" calcext:value-type="string">
            <text:p>first 12 points labeled with let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hildren labeled based on the sequence of operations from their parent (1 = left, 2 = down-left, 3 = down, 0 = no move)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0 will never be the last in a code since all children are born in a direction from their parent, but it can arise if a parent gives birth again in a later generation than the one right after its own birth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D1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D2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D3</text:p>
          </table:table-cell>
          <table:table-cell table:number-columns-repeated="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E1</text:p>
          </table:table-cell>
          <table:table-cell table:number-columns-repeated="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E2</text:p>
          </table:table-cell>
          <table:table-cell table:number-columns-repeated="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E3</text:p>
          </table:table-cell>
          <table:table-cell table:number-columns-repeated="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F3</text:p>
          </table:table-cell>
          <table:table-cell table:number-columns-repeated="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H1</text:p>
          </table:table-cell>
          <table:table-cell table:number-columns-repeated="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H2</text:p>
          </table:table-cell>
          <table:table-cell table:number-columns-repeated="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H3</text:p>
          </table:table-cell>
          <table:table-cell table:number-columns-repeated="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I1</text:p>
          </table:table-cell>
          <table:table-cell table:number-columns-repeated="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I2</text:p>
          </table:table-cell>
          <table:table-cell table:number-columns-repeated="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I3</text:p>
          </table:table-cell>
          <table:table-cell table:number-columns-repeated="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table:number-columns-repeated="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J3</text:p>
          </table:table-cell>
          <table:table-cell table:number-columns-repeated="2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K2</text:p>
          </table:table-cell>
          <table:table-cell table:number-columns-repeated="2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C01</text:p>
          </table:table-cell>
          <table:table-cell table:number-columns-repeated="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C02</text:p>
          </table:table-cell>
          <table:table-cell table:number-columns-repeated="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C03</text:p>
          </table:table-cell>
          <table:table-cell table:number-columns-repeated="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D01</text:p>
          </table:table-cell>
          <table:table-cell table:number-columns-repeated="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D02</text:p>
          </table:table-cell>
          <table:table-cell table:number-columns-repeated="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D03</text:p>
          </table:table-cell>
          <table:table-cell table:number-columns-repeated="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E01</text:p>
          </table:table-cell>
          <table:table-cell table:number-columns-repeated="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E02</text:p>
          </table:table-cell>
          <table:table-cell table:number-columns-repeated="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E03</text:p>
          </table:table-cell>
          <table:table-cell table:number-columns-repeated="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F01</text:p>
          </table:table-cell>
          <table:table-cell table:number-columns-repeated="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F02</text:p>
          </table:table-cell>
          <table:table-cell table:number-columns-repeated="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F03</text:p>
          </table:table-cell>
          <table:table-cell table:number-columns-repeated="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G01</text:p>
          </table:table-cell>
          <table:table-cell table:number-columns-repeated="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G02</text:p>
          </table:table-cell>
          <table:table-cell table:number-columns-repeated="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G03</text:p>
          </table:table-cell>
          <table:table-cell table:number-columns-repeated="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H01</text:p>
          </table:table-cell>
          <table:table-cell table:number-columns-repeated="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H02</text:p>
          </table:table-cell>
          <table:table-cell table:number-columns-repeated="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H03</text:p>
          </table:table-cell>
          <table:table-cell table:number-columns-repeated="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I01</text:p>
          </table:table-cell>
          <table:table-cell table:number-columns-repeated="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I02</text:p>
          </table:table-cell>
          <table:table-cell table:number-columns-repeated="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I03</text:p>
          </table:table-cell>
          <table:table-cell table:number-columns-repeated="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J01</text:p>
          </table:table-cell>
          <table:table-cell table:number-columns-repeated="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string" calcext:value-type="string">
            <text:p>J02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string" calcext:value-type="string">
            <text:p>J03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string" calcext:value-type="string">
            <text:p>K01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string" calcext:value-type="string">
            <text:p>K02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string" calcext:value-type="string">
            <text:p>K03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string" calcext:value-type="string">
            <text:p>L01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string" calcext:value-type="string">
            <text:p>L02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string" calcext:value-type="string">
            <text:p>L03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string" calcext:value-type="string">
            <text:p>C11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string" calcext:value-type="string">
            <text:p>C12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C13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C21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C22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C23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C31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C32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C33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D11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D12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D13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D21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string" calcext:value-type="string">
            <text:p>D22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string" calcext:value-type="string">
            <text:p>D23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string" calcext:value-type="string">
            <text:p>D31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string" calcext:value-type="string">
            <text:p>D32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string" calcext:value-type="string">
            <text:p>D33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string" calcext:value-type="string">
            <text:p>E11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string" calcext:value-type="string">
            <text:p>E12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string" calcext:value-type="string">
            <text:p>E13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string" calcext:value-type="string">
            <text:p>E21</text:p>
          </table:table-cell>
          <table:table-cell table:number-columns-repeated="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string" calcext:value-type="string">
            <text:p>E23</text:p>
          </table:table-cell>
          <table:table-cell table:number-columns-repeated="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string" calcext:value-type="string">
            <text:p>E31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string" calcext:value-type="string">
            <text:p>E32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string" calcext:value-type="string">
            <text:p>E33</text:p>
          </table:table-cell>
          <table:table-cell table:number-columns-repeated="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string" calcext:value-type="string">
            <text:p>F11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string" calcext:value-type="string">
            <text:p>F12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string" calcext:value-type="string">
            <text:p>F13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string" calcext:value-type="string">
            <text:p>F21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string" calcext:value-type="string">
            <text:p>F22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string" calcext:value-type="string">
            <text:p>F23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string" calcext:value-type="string">
            <text:p>F31</text:p>
          </table:table-cell>
          <table:table-cell table:number-columns-repeated="2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string" calcext:value-type="string">
            <text:p>F32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string" calcext:value-type="string">
            <text:p>F33</text:p>
          </table:table-cell>
          <table:table-cell table:number-columns-repeated="2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string" calcext:value-type="string">
            <text:p>G11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string" calcext:value-type="string">
            <text:p>G12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string" calcext:value-type="string">
            <text:p>G13</text:p>
          </table:table-cell>
          <table:table-cell table:number-columns-repeated="2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string" calcext:value-type="string">
            <text:p>G21</text:p>
          </table:table-cell>
          <table:table-cell table:number-columns-repeated="2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string" calcext:value-type="string">
            <text:p>G22</text:p>
          </table:table-cell>
          <table:table-cell table:number-columns-repeated="2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string" calcext:value-type="string">
            <text:p>G23</text:p>
          </table:table-cell>
          <table:table-cell table:number-columns-repeated="2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string" calcext:value-type="string">
            <text:p>G31</text:p>
          </table:table-cell>
          <table:table-cell table:number-columns-repeated="2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string" calcext:value-type="string">
            <text:p>G32</text:p>
          </table:table-cell>
          <table:table-cell table:number-columns-repeated="2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string" calcext:value-type="string">
            <text:p>G33</text:p>
          </table:table-cell>
          <table:table-cell table:number-columns-repeated="2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string" calcext:value-type="string">
            <text:p>H11</text:p>
          </table:table-cell>
          <table:table-cell table:number-columns-repeated="2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string" calcext:value-type="string">
            <text:p>H12</text:p>
          </table:table-cell>
          <table:table-cell table:number-columns-repeated="2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string" calcext:value-type="string">
            <text:p>H13</text:p>
          </table:table-cell>
          <table:table-cell table:number-columns-repeated="2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string" calcext:value-type="string">
            <text:p>H21</text:p>
          </table:table-cell>
          <table:table-cell table:number-columns-repeated="2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string" calcext:value-type="string">
            <text:p>H22</text:p>
          </table:table-cell>
          <table:table-cell table:number-columns-repeated="2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string" calcext:value-type="string">
            <text:p>H23</text:p>
          </table:table-cell>
          <table:table-cell table:number-columns-repeated="2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string" calcext:value-type="string">
            <text:p>H31</text:p>
          </table:table-cell>
          <table:table-cell table:number-columns-repeated="2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string" calcext:value-type="string">
            <text:p>H32</text:p>
          </table:table-cell>
          <table:table-cell table:number-columns-repeated="2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string" calcext:value-type="string">
            <text:p>H33</text:p>
          </table:table-cell>
          <table:table-cell table:number-columns-repeated="2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office:value-type="string" calcext:value-type="string">
            <text:p>I11</text:p>
          </table:table-cell>
          <table:table-cell table:number-columns-repeated="2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office:value-type="string" calcext:value-type="string">
            <text:p>I12</text:p>
          </table:table-cell>
          <table:table-cell table:number-columns-repeated="2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office:value-type="string" calcext:value-type="string">
            <text:p>I13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office:value-type="string" calcext:value-type="string">
            <text:p>I21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office:value-type="string" calcext:value-type="string">
            <text:p>I22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string" calcext:value-type="string">
            <text:p>I23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string" calcext:value-type="string">
            <text:p>I31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office:value-type="string" calcext:value-type="string">
            <text:p>I32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office:value-type="string" calcext:value-type="string">
            <text:p>I33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office:value-type="string" calcext:value-type="string">
            <text:p>J11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office:value-type="string" calcext:value-type="string">
            <text:p>J12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office:value-type="string" calcext:value-type="string">
            <text:p>J13</text:p>
          </table:table-cell>
          <table:table-cell table:number-columns-repeated="2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office:value-type="string" calcext:value-type="string">
            <text:p>J21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office:value-type="string" calcext:value-type="string">
            <text:p>J22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office:value-type="string" calcext:value-type="string">
            <text:p>J23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office:value-type="string" calcext:value-type="string">
            <text:p>J31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office:value-type="string" calcext:value-type="string">
            <text:p>J32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office:value-type="string" calcext:value-type="string">
            <text:p>J33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office:value-type="string" calcext:value-type="string">
            <text:p>K11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office:value-type="string" calcext:value-type="string">
            <text:p>K12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office:value-type="string" calcext:value-type="string">
            <text:p>K13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office:value-type="string" calcext:value-type="string">
            <text:p>K21</text:p>
          </table:table-cell>
          <table:table-cell table:number-columns-repeated="2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office:value-type="string" calcext:value-type="string">
            <text:p>K22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office:value-type="string" calcext:value-type="string">
            <text:p>K23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office:value-type="string" calcext:value-type="string">
            <text:p>K31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office:value-type="string" calcext:value-type="string">
            <text:p>K32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office:value-type="string" calcext:value-type="string">
            <text:p>K33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office:value-type="string" calcext:value-type="string">
            <text:p>L11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office:value-type="string" calcext:value-type="string">
            <text:p>L12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office:value-type="string" calcext:value-type="string">
            <text:p>L13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office:value-type="string" calcext:value-type="string">
            <text:p>L21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office:value-type="string" calcext:value-type="string">
            <text:p>L22</text:p>
          </table:table-cell>
          <table:table-cell table:number-columns-repeated="2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office:value-type="string" calcext:value-type="string">
            <text:p>L23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office:value-type="string" calcext:value-type="string">
            <text:p>L31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office:value-type="string" calcext:value-type="string">
            <text:p>L32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office:value-type="string" calcext:value-type="string">
            <text:p>L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5">00/00/0000</text:date>, <text:time style:data-style-name="N2" text:time-value="19:06:07.702017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05:49:48.086586255</meta:creation-date>
    <dc:date>2022-07-15T22:02:59.666051026</dc:date>
    <meta:editing-duration>PT15H53M20S</meta:editing-duration>
    <meta:editing-cycles>16</meta:editing-cycles>
    <meta:generator>LibreOffice/5.1.6.2$Linux_X86_64 LibreOffice_project/10m0$Build-2</meta:generator>
    <meta:document-statistic meta:table-count="1" meta:cell-count="329" meta:object-count="0"/>
  </office:meta>
</office:document-meta>
</file>